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no-wrap" fo:border="0.06pt solid #000000"/>
      <style:text-properties fo:font-size="12pt" fo:language="da" fo:country="DK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copus availab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ilot study using machine learning and domain knowledge to facilitate comparative effectiveness review updat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comparison of automated training-by-example selection algorithms for Evidence Based Software Engineer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method to support search string building in systematic literature reviews through visual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algorithm for reducing the workload of experts in performing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iterative method to reduce workload in systematic review proces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 text-mining framework for supporting systematic reviews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rospective evaluation of an automated classification system to support evidence-based medicine and systematic review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update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validate the selection review of primary studies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text mining approach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approach based on visual text mining to support categorization and classification in the systematic mapping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extension of the systematic literature review process with visual text mining: a case study on software engineering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 svm-based high-quality article classifier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e learning for biomedical citation scree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 text classification to support systematic reviews in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ally locating results to support systematic reviews in software engineer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ilding systematic reviews using automatic text classification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sifying biomedical abstracts using committees of classifiers and collective ranking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oss-topic learning for work prioritization in systematic review creation and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SyR(IR) – document analysis system for systematic reviews (in information retrieval)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loying an interactive machine learning system in an evidence-based practice center: abstrackr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iting the systematic review protocol for classification of medical abstract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ting biomedical systematic reviews using ranked text retrieval and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ature engineering and a proposed decision-support system for systematic reviewers of medical evidenc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nding better active learners for faster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oving the performance of text categorization models used for the selection of high quality articl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ked data approach for selection process automation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chine learning techniques for the automation of literature reviews and systematic reviews in EFSA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chine learning to assist risk-of-bias assessments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ling annotation time to reduce workload in comparative effectiveness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timizing feature representation for automated systematic review work prioritiz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pointing needles in giant haystacks: use of text mining to reduce impractical screening workload in extremely large scoping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systematic review workload through certainty-based scree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workload in systematic review preparation using automated citation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reening nonrandomized studies for medical systematic reviews: a comparative study of classifier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i-automated screening of biomedical citations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ing the potential impact of automated document classification on scheduling a systematic review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porting study selection of systematic literature reviews in software engineering with text mining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porting systematic reviews using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 categorization models for high-quality article retrieval in internal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use of visual text mining to support the study selection activity in systematic literature reviews: a replication study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 modernizing the systematic review pipeline in genetics: efficient updating via data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s automating the initial screening phase of a systematic review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classifier performance visualization to improve collective ranking techniques for biomedical abstracts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visual text mining to support the study selection activity in systematic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ustering of medical publications for evidence based medicine summaris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ing relevancy and methodological quality into a single ranking for evidence-based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Pscreener: an automatic tool for screening human genetic association literature in PubMed using the support vector machine techniqu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ized contrast in second order soft co-occurrences: a novel text representation technique in text mining and knowledge extrac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xt classification on imbalanced data: application to systematic reviews automation.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information visualization and text mining to facilitate the conduction of systematic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the scas strategy to perform the initial selection of studies in systematic reviews: an experimental study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52 (46)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3:53:58.770737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3:14.518455568</meta:creation-date>
    <dc:date>2018-12-15T16:33:01.165560533</dc:date>
    <meta:editing-duration>PT4H26M50S</meta:editing-duration>
    <meta:editing-cycles>18</meta:editing-cycles>
    <meta:generator>LibreOffice/6.1.3.2$Linux_X86_64 LibreOffice_project/8e614c6c3b8318e385db1239686faabc8c4848e4</meta:generator>
    <meta:document-statistic meta:table-count="1" meta:cell-count="108" meta:object-count="0"/>
  </office:meta>
</office:document-meta>
</file>